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style:font-name="Times New Roman" fo:font-size="14pt" fo:language="en" fo:country="US"/>
    </style:style>
    <style:style style:family="text" style:name="T2" style:display-name="T2">
      <style:text-properties style:font-name="Times New Roman" fo:font-size="12pt" fo:language="en" fo:country="US" fo:font-weight="bold"/>
    </style:style>
    <style:style style:family="text" style:name="T3" style:display-name="T3">
      <style:text-properties style:text-underline-type="single" style:font-name="Times New Roman" fo:font-size="12pt" fo:language="en" fo:country="US" fo:font-weight="bold"/>
    </style:style>
    <style:style style:family="text" style:name="T4" style:display-name="T4">
      <style:text-properties style:font-name="Times New Roman" fo:font-size="12pt" fo:language="en" fo:country="US" fo:font-weight="normal"/>
    </style:style>
    <style:style style:family="text" style:name="T5" style:display-name="T5">
      <style:text-properties style:font-name="Times New Roman" fo:font-size="10pt" fo:language="none" fo:country="none" fo:font-weight="bold"/>
    </style:style>
    <style:style style:family="text" style:name="T6" style:display-name="T6">
      <style:text-properties style:text-underline-type="single" style:font-name="Times New Roman" fo:font-size="10pt" fo:language="none" fo:country="none" fo:font-weight="bold"/>
    </style:style>
    <style:style style:family="text" style:name="T7" style:display-name="T7">
      <style:text-properties style:text-underline-type="single"/>
    </style:style>
    <style:style style:family="text" style:name="T8" style:display-name="T8">
      <style:text-properties fo:font-size="10pt" fo:font-weight="bold"/>
    </style:style>
    <style:style style:family="text" style:name="T9" style:display-name="T9">
      <style:text-properties fo:font-size="12pt" fo:font-weight="normal"/>
    </style:style>
    <style:style style:family="paragraph" style:name="P2" style:display-name="P2" style:parent-style-name="Normal">
      <style:paragraph-properties fo:text-align="center" fo:line-height="200%" fo:widows="0" fo:orphans="0" style:writing-mode="lr"/>
    </style:style>
    <style:style style:family="paragraph" style:name="P3" style:display-name="P3" style:parent-style-name="Normal">
      <style:paragraph-properties fo:text-align="left" fo:line-height="200%" fo:widows="0" fo:orphans="0" style:writing-mode="lr"/>
    </style:style>
    <style:style style:family="paragraph" style:name="P4" style:display-name="P4" style:parent-style-name="Normal">
      <style:paragraph-properties fo:text-align="left" fo:line-height="100%" fo:widows="0" fo:orphans="0" style:writing-mode="lr"/>
    </style:style>
    <style:style style:family="paragraph" style:name="P1" style:display-name="P1">
      <style:paragraph-properties fo:break-before="page"/>
    </style:style>
    <style:style style:family="section" style:name="Sect1" style:display-name="Sect1"/>
    <style:page-layout style:name="PLayout2">
      <style:page-layout-properties fo:margin-top="2.540000cm" fo:margin-bottom="1.0000in" fo:margin-left="1.2500in" fo:margin-right="1.2500in"/>
      <style:header-style>
        <style:header-footer-properties svg:height="1.936750cm"/>
      </style:header-style>
    </style:page-layout>
    <style:page-layout style:name="Standard">
      <style:page-layout-properties fo:margin-top="2.540000cm" fo:margin-bottom="1.0000in" fo:margin-left="1.2500in" fo:margin-right="1.2500in"/>
      <style:header-style>
        <style:header-footer-properties svg:height="1.936750cm"/>
      </style:header-style>
    </style:page-layout>
  </office:automatic-styles>
  <office:body>
    <office:text>
      <text:section text:style-name="Sect1" text:name="Section1">
        <text:p text:style-name="P1"/>
        <text:p text:style-name="P2"><text:span text:style-name="T1">Milestone Report</text:span></text:p>
        <text:p text:style-name="P3"/>
        <text:p text:style-name="P3"><text:span text:style-name="T2">Handwritten Answers to Milestone Questions:</text:span></text:p>
        <text:p text:style-name="P3"/>
        <text:p text:style-name="P3"/>
        <text:p text:style-name="P3"><text:span text:style-name="T2">Specification (what do </text:span><text:span text:style-name="T3">you</text:span><text:span text:style-name="T2"> think the purpose of this milestone is)</text:span></text:p>
        <text:p text:style-name="P3"><text:span text:style-name="T4">The purpose of this milestone is to provide us with a detailed introduction to the gforth language. this project is also trying to get us to look at logic and problem solving in a way that allows for the creation to expression trees, which will allow us to change the notation of one programming language into another.</text:span></text:p>
        <text:p text:style-name="P3"/>
        <text:p text:style-name="P3"/>
        <text:p text:style-name="P3"><text:span text:style-name="T5">Processing (how did </text:span><text:span text:style-name="T6">you and/or your team</text:span><text:span text:style-name="T5"> go about solving the problem)</text:span></text:p>
        <text:p text:style-name="P3">I first started reading the tutorial and introduction material for gforth. Once I felt comfortable with the gforth syntax, I converted the exercises into the proper gforth syntax and evaluated their outputs to their C equivalents. I then broke down each problem into the various logic decision trees and verified the reconstructed tree looked like the function I originally wrote and verified the output once more.</text:p>
        <text:p text:style-name="P3"/>
        <text:p text:style-name="P3"><text:span text:style-name="T5">Testing Requirement (how did </text:span><text:span text:style-name="T6">you and/or your team</text:span><text:span text:style-name="T5"> test for correctness)</text:span></text:p>
        <text:p text:style-name="P3"><text:span text:style-name="T7">Syntax</text:span>: I would type in the function or equation and check for syntax errors.</text:p>
        <text:p text:style-name="P3"><text:span text:style-name="T7">Semantic</text:span>: I would type in the function or equation and check the output against the C equivalent code. I did this for both the hand written equations/functions as well as the equations/functions parsed from the expression trees.</text:p>
        <text:p text:style-name="P3"/>
        <text:p text:style-name="P3"><text:span text:style-name="T5">Retrospective (what did </text:span><text:span text:style-name="T6">you</text:span><text:span text:style-name="T5"> learn in this milestone)</text:span></text:p>
        <text:p text:style-name="P3">I learned mostly how to write in gforth syntax and semantics as well as starting to grasp how to decompose code into a expression tree.</text:p>
        <text:p text:style-name="P3"/>
        <text:p text:style-name="P3"><text:span text:style-name="T5">Team Evaluation (what is the percentage of time contributed by each team member)</text:span></text:p>
        <text:p text:style-name="P4">N/A, I worked by myself. 100%</text:p>
        <text:p text:style-name="P4"/>
        <text:p text:style-name="P4"/>
        <text:p text:style-name="P4"/>
        <text:p text:style-name="P4"><text:span text:style-name="T8">N-ary Tree Data Structure</text:span></text:p>
        <text:p text:style-name="P4"/>
        <text:p text:style-name="P4"><text:span text:style-name="T9">N-ary node{</text:span></text:p>
        <text:p text:style-name="P4"><text:span text:style-name="T9"><text:tab/>N-ary children*; // An array of length n pointers to the node’s children</text:span></text:p>
        <text:p text:style-name="P4"><text:span text:style-name="T9"><text:tab/>Data;</text:span></text:p>
        <text:p text:style-name="P4"><text:span text:style-name="T9">}</text:span></text:p>
        <text:p text:style-name="P4"/>
        <text:p text:style-name="P4"><text:span text:style-name="T8">N-ary Post Order Traversal</text:span></text:p>
        <text:p text:style-name="P4"/>
        <text:p text:style-name="P4"><text:span text:style-name="T9">Traverse (N-nary node){</text:span></text:p>
        <text:p text:style-name="P4"><text:span text:style-name="T9"><text:tab/>if node != NULL{</text:span></text:p>
        <text:p text:style-name="P4"><text:span text:style-name="T9"><text:tab/><text:tab/>for i in [1..n]</text:span></text:p>
        <text:p text:style-name="P4"><text:span text:style-name="T9"><text:tab/><text:tab/>Traverse(node.children[i]);</text:span></text:p>
        <text:p text:style-name="P4"><text:span text:style-name="T9"><text:tab/><text:tab/>return node.data;</text:span></text:p>
        <text:p text:style-name="P4"><text:span text:style-name="T9"><text:tab/>}</text:span></text:p>
        <text:p text:style-name="P4"><text:span text:style-name="T9">}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Footer" style:display-name="Footer" style:parent-style-name="Normal" style:next-style-name="Footer">
      <style:paragraph-properties fo:text-align="left" fo:line-height="100%" fo:widows="0" fo:orphans="0" style:writing-mode="lr">
        <style:tab-stops>
          <style:tab-stop style:type="center" style:position="3.250000in"/>
          <style:tab-stop style:type="center" style:position="6.500000in"/>
        </style:tab-stops>
      </style:paragraph-properties>
      <style:text-properties style:font-name="Times New Roman" fo:font-size="12pt" fo:language="none" fo:country="none"/>
    </style:style>
    <style:style style:family="paragraph" style:name="Body-Text" style:display-name="Body Text" style:parent-style-name="Normal" style:next-style-name="Body-Text">
      <style:paragraph-properties fo:text-align="left" fo:line-height="100%" fo:widows="0" fo:orphans="0" fo:margin-bottom="6pt" style:writing-mode="lr"/>
      <style:text-properties style:font-name="Times New Roman" fo:font-size="12pt" fo:language="en" fo:country="US"/>
    </style:style>
    <style:style style:family="paragraph" style:name="Normal" style:display-name="Normal" style:next-style-name="Normal">
      <style:paragraph-properties fo:text-align="left" fo:text-indent="0in" fo:line-height="100%" fo:widows="0" fo:orphans="0" fo:margin-left="0pt" fo:margin-right="0pt" fo:margin-top="0pt" fo:margin-bottom="0pt" style:writing-mode="lr"/>
      <style:text-properties fo:color="#000000" style:font-name="Times New Roman" fo:font-size="12pt" fo:language="en" fo:country="US" fo:font-weight="normal"/>
    </style:style>
    <style:style style:family="paragraph" style:name="Table-Normal" style:display-name="Table Normal" style:next-style-name="Table-Normal">
      <style:paragraph-properties fo:text-align="left" fo:widows="0" fo:orphans="0" style:writing-mode="lr"/>
      <style:text-properties style:font-name="Times New Roman" fo:font-size="12pt" fo:language="en" fo:country="US"/>
    </style:style>
    <style:style style:family="paragraph" style:name="List" style:display-name="List" style:parent-style-name="Body-Text" style:next-style-name="List">
      <style:paragraph-properties fo:text-align="left" fo:line-height="100%" fo:widows="0" fo:orphans="0" fo:margin-bottom="6pt" style:writing-mode="lr"/>
      <style:text-properties style:font-name="Times New Roman" fo:font-size="12pt" fo:language="en" fo:country="US"/>
    </style:style>
    <style:style style:family="paragraph" style:name="Index" style:display-name="Index" style:parent-style-name="Normal" style:next-style-name="Index">
      <style:paragraph-properties fo:text-align="left" fo:line-height="100%" fo:widows="0" fo:orphans="0" style:writing-mode="lr"/>
      <style:text-properties style:font-name="Times New Roman" fo:font-size="12pt" fo:language="en" fo:country="US"/>
    </style:style>
    <style:style style:family="paragraph" style:name="Header" style:display-name="Header" style:parent-style-name="Normal" style:next-style-name="Header">
      <style:paragraph-properties fo:text-align="left" fo:line-height="100%" fo:widows="0" fo:orphans="0" style:writing-mode="lr">
        <style:tab-stops>
          <style:tab-stop style:type="center" style:position="3.000000in"/>
          <style:tab-stop style:type="center" style:position="6.000000in"/>
        </style:tab-stops>
      </style:paragraph-properties>
      <style:text-properties style:font-name="Times New Roman" fo:font-size="12pt" fo:language="en" fo:country="US"/>
    </style:style>
    <style:style style:family="paragraph" style:name="Caption1" style:display-name="Caption1" style:parent-style-name="Normal" style:next-style-name="Caption1">
      <style:paragraph-properties fo:text-align="left" fo:line-height="100%" fo:widows="0" fo:orphans="0" fo:margin-top="6pt" fo:margin-bottom="6pt" style:writing-mode="lr"/>
      <style:text-properties style:font-name="Times New Roman" fo:font-size="10pt" fo:language="en" fo:country="US" fo:font-style="italic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</office:styles>
  <office:automatic-styles>
    <style:style style:family="text" style:name="T1" style:display-name="T1">
      <style:text-properties style:font-name="Times New Roman" fo:font-size="12pt" fo:language="en" fo:country="US"/>
    </style:style>
    <style:style style:family="paragraph" style:name="P2" style:display-name="P2" style:parent-style-name="Header">
      <style:paragraph-properties fo:text-align="left" fo:line-height="100%" fo:widows="0" fo:orphans="0" style:writing-mode="lr">
        <style:tab-stops>
          <style:tab-stop style:type="center" style:position="3.000000in"/>
          <style:tab-stop style:type="center" style:position="6.000000in"/>
        </style:tab-stops>
      </style:paragraph-properties>
    </style:style>
    <style:style style:family="paragraph" style:name="P1" style:display-name="P1" style:parent-style-name="Normal">
      <style:paragraph-properties fo:text-align="left" fo:line-height="100%" fo:widows="0" fo:orphans="0" style:writing-mode="lr"/>
    </style:style>
    <style:page-layout style:name="Standard">
      <style:page-layout-properties fo:page-width="8.500000in" fo:page-height="11.000000in" style:print-orientation="portrait" fo:margin-top="2.540000cm" fo:margin-bottom="1.0000in" fo:margin-left="1.2500in" fo:margin-right="1.2500in"/>
      <style:header-style>
        <style:header-footer-properties svg:height="1.936750cm"/>
      </style:header-style>
    </style:page-layout>
  </office:automatic-styles>
  <office:master-styles>
    <style:master-page style:name="Standard" style:page-layout-name="Standard">
      <style:header>
        <text:p text:style-name="P1"/>
        <text:p text:style-name="P2"><text:span text:style-name="T1">Name: Geoffrey Corey</text:span></text:p>
        <text:p text:style-name="P2"><text:span text:style-name="T1">Date: 1/14/2014</text:span></text:p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dc:creator>Parham, Jennifer</dc:creator>
    <meta:creation-date>Tue Jan 14 18:49:56 2014
</meta:creation-date>
    <dc:date>Wed Jan 15 11:07:52 2014
</dc:date>
  </office:meta>
</office:document-meta>
</file>